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lr-tb"/>
    </style:style>
    <style:style style:name="Table1.A" style:family="table-column">
      <style:table-column-properties style:column-width="2.909cm"/>
    </style:style>
    <style:style style:name="Table1.B" style:family="table-column">
      <style:table-column-properties style:column-width="13.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Droid Sans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_20__28_user_29_">
      <style:text-properties style:font-name="Droid Sans1" fo:font-size="14pt" style:font-size-asian="14pt" style:font-size-complex="14pt"/>
    </style:style>
    <style:style style:name="P3" style:family="paragraph" style:parent-style-name="Standard_20__28_user_29_">
      <style:paragraph-properties fo:text-align="center" style:justify-single-word="false"/>
      <style:text-properties style:font-name="Droid Sans1" fo:font-size="14pt" style:font-size-asian="14pt" style:font-size-complex="14pt"/>
    </style:style>
    <style:style style:name="P4" style:family="paragraph" style:parent-style-name="Standard_20__28_user_29_" style:list-style-name="WWNum2">
      <style:text-properties style:font-name="Droid Sans1" fo:font-size="14pt" style:font-size-asian="14pt" style:font-size-complex="14pt"/>
    </style:style>
    <style:style style:name="P5" style:family="paragraph" style:parent-style-name="Standard_20__28_user_29_">
      <style:paragraph-properties fo:text-align="center" style:justify-single-word="false" fo:break-before="page"/>
      <style:text-properties style:font-name="Droid Sans1" fo:font-size="14pt" style:font-size-asian="14pt" style:font-size-complex="14pt"/>
    </style:style>
    <style:style style:name="P6" style:family="paragraph" style:parent-style-name="Standard_20__28_user_29_">
      <style:paragraph-properties fo:margin-left="0cm" fo:margin-right="0cm" fo:text-indent="1.27cm" style:auto-text-indent="false"/>
      <style:text-properties style:font-name="Droid Sans1" fo:font-size="14pt" style:font-size-asian="14pt" style:font-size-complex="14pt"/>
    </style:style>
    <style:style style:name="P7" style:family="paragraph" style:parent-style-name="Standard_20__28_user_29_">
      <style:paragraph-properties fo:margin-top="0cm" fo:margin-bottom="0cm" loext:contextual-spacing="false"/>
      <style:text-properties style:font-name="Droid Sans1" fo:font-size="14pt" style:font-size-asian="14pt" style:font-size-complex="14pt"/>
    </style:style>
    <style:style style:name="P8" style:family="paragraph" style:parent-style-name="Standard_20__28_user_29_">
      <style:paragraph-properties fo:margin-top="0cm" fo:margin-bottom="0cm" loext:contextual-spacing="false" fo:text-align="center" style:justify-single-word="false"/>
      <style:text-properties style:font-name="Droid Sans1" fo:font-size="14pt" style:font-size-asian="14pt" style:font-size-complex="14pt"/>
    </style:style>
    <style:style style:name="P9" style:family="paragraph" style:parent-style-name="Standard_20__28_user_29_" style:master-page-name="Standard">
      <style:paragraph-properties fo:text-align="center" style:justify-single-word="false" style:page-number="auto"/>
      <style:text-properties style:font-name="Droid Sans1" fo:font-size="14pt" style:font-size-asian="14pt" style:font-size-complex="14pt"/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Droid Sans" fo:font-size="14pt" style:font-size-asian="14pt" style:font-size-complex="14pt"/>
    </style:style>
    <style:style style:name="T5" style:family="text">
      <style:text-properties style:font-name="Droid Sans" fo:font-size="14pt" fo:font-weight="bold" style:font-size-asian="14pt" style:font-weight-asian="bold" style:font-size-complex="14pt"/>
    </style:style>
    <style:style style:name="T6" style:family="text">
      <style:text-properties style:font-name="Droid Sans" fo:font-size="14pt" fo:font-style="italic" style:font-size-asian="14pt" style:font-style-asian="italic" style:font-size-complex="14pt"/>
    </style:style>
    <style:style style:name="T7" style:family="text">
      <style:text-properties fo:color="#ff0000" style:font-name="Droid Sans" fo:font-size="14pt" fo:font-weight="bold" style:font-size-asian="14pt" style:font-weight-asian="bold" style:font-size-complex="14pt" fo:background-color="#000000"/>
    </style:style>
    <style:style style:name="T8" style:family="text">
      <style:text-properties fo:color="#ff0000" style:font-name="Droid Sans" fo:font-size="14pt" fo:font-weight="bold" style:font-size-asian="14pt" style:font-weight-asian="bold" style:font-size-complex="14pt"/>
    </style:style>
    <style:style style:name="T9" style:family="text">
      <style:text-properties fo:color="#ff0000" fo:font-size="14pt" fo:font-weight="bold" style:font-size-asian="14pt" style:font-weight-asian="bold" style:font-size-complex="14pt" fo:background-color="#000000"/>
    </style:style>
    <style:style style:name="T10" style:family="text">
      <style:text-properties fo:color="#ff0000" fo:font-size="14pt" fo:font-weight="bold" style:font-size-asian="14pt" style:font-weight-asian="bold" style:font-size-complex="14pt"/>
    </style:style>
    <style:style style:name="T11" style:family="text">
      <style:text-properties fo:color="#ff0000" fo:font-weight="bold" style:font-weight-asian="bold" fo:background-color="#000000"/>
    </style:style>
    <style:style style:name="T12" style:family="text">
      <style:text-properties fo:color="#ff0000" fo:font-weight="bold" style:font-weight-asian="bold"/>
    </style:style>
    <style:style style:name="T13" style:family="text">
      <style:text-properties fo:color="#00b0f0" style:font-name="Droid Sans" fo:font-size="14pt" fo:font-weight="bold" style:font-size-asian="14pt" style:font-weight-asian="bold" style:font-size-complex="14pt" fo:background-color="#000000"/>
    </style:style>
    <style:style style:name="T14" style:family="text">
      <style:text-properties fo:color="#00b0f0" fo:font-size="14pt" fo:font-weight="bold" style:font-size-asian="14pt" style:font-weight-asian="bold" style:font-size-complex="14pt" fo:background-color="#000000"/>
    </style:style>
    <style:style style:name="T15" style:family="text">
      <style:text-properties fo:color="#00b0f0" fo:font-weight="bold" style:font-weight-asian="bold" fo:background-color="#000000"/>
    </style:style>
    <style:style style:name="T16" style:family="text">
      <style:text-properties fo:color="#92d050" style:font-name="Droid Sans" fo:font-size="14pt" fo:font-weight="bold" style:font-size-asian="14pt" style:font-weight-asian="bold" style:font-size-complex="14pt" fo:background-color="#000000"/>
    </style:style>
    <style:style style:name="T17" style:family="text">
      <style:text-properties fo:color="#92d050" fo:font-size="14pt" fo:font-weight="bold" style:font-size-asian="14pt" style:font-weight-asian="bold" style:font-size-complex="14pt" fo:background-color="#000000"/>
    </style:style>
    <style:style style:name="T18" style:family="text">
      <style:text-properties fo:color="#92d050" fo:font-weight="bold" style:font-weight-asian="bold" fo:background-color="#000000"/>
    </style:style>
    <style:style style:name="T19" style:family="text">
      <style:text-properties fo:color="#ffff00" style:font-name="Droid Sans" fo:font-size="14pt" fo:font-weight="bold" style:font-size-asian="14pt" style:font-weight-asian="bold" style:font-size-complex="14pt" fo:background-color="#000000"/>
    </style:style>
    <style:style style:name="T20" style:family="text">
      <style:text-properties fo:color="#ffff00" fo:font-size="14pt" fo:font-weight="bold" style:font-size-asian="14pt" style:font-weight-asian="bold" style:font-size-complex="14pt" fo:background-color="#000000"/>
    </style:style>
    <style:style style:name="T21" style:family="text">
      <style:text-properties fo:color="#ffff00" fo:font-weight="bold" style:font-weight-asian="bold" fo:background-color="#000000"/>
    </style:style>
    <style:style style:name="T22" style:family="text">
      <style:text-properties fo:color="#ffffff" style:font-name="Droid Sans" fo:font-size="14pt" fo:font-weight="bold" style:font-size-asian="14pt" style:font-weight-asian="bold" style:font-size-complex="14pt" fo:background-color="#000000"/>
    </style:style>
    <style:style style:name="T23" style:family="text">
      <style:text-properties fo:color="#ffffff" fo:font-size="14pt" fo:font-weight="bold" style:font-size-asian="14pt" style:font-weight-asian="bold" style:font-size-complex="14pt" fo:background-color="#000000"/>
    </style:style>
    <style:style style:name="T24" style:family="text">
      <style:text-properties fo:color="#ffffff" fo:font-weight="bold" style:font-weight-asian="bold" fo:background-color="#000000"/>
    </style:style>
    <style:style style:name="T25" style:family="text"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0000" style:font-name="Droid Sans" fo:font-size="14pt" style:font-size-asian="14pt" style:font-size-complex="14pt"/>
    </style:style>
    <style:style style:name="T27" style:family="text"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0000" style:font-name="Droid Sans" fo:font-size="12pt" style:font-size-asian="12pt" style:font-size-complex="12pt"/>
    </style:style>
    <style:style style:name="T2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size="14pt" style:font-size-asian="14pt" style:font-size-complex="14pt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/>
    </style:style>
    <style:style style:name="T3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weight="bold" style:font-size-asian="14pt" style:font-weight-asian="bold" style:font-size-complex="14pt"/>
    </style:style>
    <style:style style:name="T37" style:family="text">
      <style:text-properties fo:font-size="14pt" fo:font-style="italic" style:font-size-asian="14pt" style:font-style-asian="italic" style:font-size-complex="14p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fo:font-weight="bold" style:font-weight-asian="bold"/>
    </style:style>
    <style:style style:name="T40" style:family="text">
      <style:text-properties fo:font-weight="bold" style:font-weight-asian="bold"/>
    </style:style>
    <style:style style:name="T4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9">Language Notes</text:span></text:p>
      <text:p text:style-name="P3">Rule #1. When call all words compile themselves.</text:p>
      <text:p text:style-name="P2">This means one of three things.</text:p>
      <text:list xml:id="list3681680031" text:style-name="WWNum2">
        <text:list-item>
          <text:p text:style-name="P4">The word is prefixed by a call to a routine that compiles a call to it. It pops the address of the returns stack and compiles call &lt;xxxx&gt;.</text:p>
        </text:list-item>
        <text:list-item>
          <text:p text:style-name="P4">The word is prefixed by ld b,&lt;size&gt; and a call to a routine that copies that code into program memory. The address of the code is got as before, by popping the address of the return stack.</text:p>
        </text:list-item>
        <text:list-item>
          <text:p text:style-name="P4">The word does something else entirely – like if for example.</text:p>
        </text:list-item>
      </text:list>
      <text:p text:style-name="P2"><text:span text:style-name="T38">Executing words</text:span></text:p>
      <text:p text:style-name="P2">Words are executed by compiling their code into a buffer, adding a ret on, and calling them in context. Some words will not work, because they either compile code themselves (, and c,) or they manipulate the return stack.</text:p>
      <text:p text:style-name="P2"><text:span text:style-name="T38">Security</text:span></text:p>
      <text:p text:style-name="P2">Some words of type 2 – that copy code rather than a call to code – can cause problems – for example they manipulate the return stack. It is therefore a compiler convention that bit 7 of the size byte, if set, means the word cannot be executed.</text:p>
      <text:p text:style-name="P2"><text:span text:style-name="T39">Source code</text:span></text:p>
      <text:p text:style-name="P2">Source code is divided into 512 byte pages (the size of an edit area). They consist of ‘tags’ (value $80-$87) which colour the word, followed by the word name in ASCII. The word is ended by the next byte having bit 7 set. The end of the tag list is indicated by $FF (which itself ends a word).</text:p>
      <text:p text:style-name="P1"/>
      <text:p text:style-name="P5"><text:span text:style-name="T39">Colouring Scheme</text:span></text:p>
      <text:p text:style-name="P6">Source code is coloured by what you want to do with the text.</text:p>
      <text:p text:style-name="P2"><text:span text:style-name="T11"><text:s/>Red </text:span><text:span text:style-name="T12"><text:s/></text:span><text:span text:style-name="T40">words ($82)</text:span></text:p>
      <text:p text:style-name="P2">Red words are normal defining words ; like : in FORTH. They define the current position as a word in the dictionary and add the call to the routine that compiles the word itself.</text:p>
      <text:p text:style-name="P2"><text:span text:style-name="T11"><text:s/></text:span><text:span text:style-name="T15">Cyan</text:span><text:span text:style-name="T11"> </text:span><text:span text:style-name="T12"><text:s/></text:span><text:span text:style-name="T40">words ($85)</text:span></text:p>
      <text:p text:style-name="P2">Cyan words are also defining words, however they just define the current position as a word in the dictionary. They are used for things like if and begin.</text:p>
      <text:p text:style-name="P2"><text:span text:style-name="T18"><text:s/>Green</text:span><text:span text:style-name="T11"> </text:span><text:span text:style-name="T12"><text:s/></text:span><text:span text:style-name="T40">words ($84)</text:span></text:p>
      <text:p text:style-name="P2">Green words are normal compiled words. <text:s/>Green words simply call the word which compiles its own code to execute itself. See Rule # 1. Green numbers compile the code to copy A to B, and load the number into A.</text:p>
      <text:p text:style-name="P2"><text:span text:style-name="T18"><text:s/></text:span><text:span text:style-name="T21">Yellow</text:span><text:span text:style-name="T11"> </text:span><text:span text:style-name="T12"><text:s/></text:span><text:span text:style-name="T40">words ($86)</text:span></text:p>
      <text:p text:style-name="P2">Yellow words execute using the green word code, but it is placed in a temporary buffer rather than the main code area, and called ‘in context’. These are only used in source code to do inline calculations and things like that, though <text:span text:style-name="T41">every</text:span> word execute from the command line is a yellow word. Note that words which are ‘copied’ and have bit 7 of the length bit set, should not be allowed to be executed.<text:bookmark text:name="_GoBack"/></text:p>
      <text:p text:style-name="P2"><text:span text:style-name="T21"><text:s/></text:span><text:span text:style-name="T24">White</text:span><text:span text:style-name="T11"> </text:span><text:span text:style-name="T12"><text:s/></text:span><text:span text:style-name="T40">words</text:span></text:p>
      <text:p text:style-name="P2">White words are comments and are ignored.</text:p>
      <text:p text:style-name="P2"/>
      <text:p text:style-name="P1"/>
      <text:p text:style-name="P5"><text:span text:style-name="T39">Format Notes</text:span></text:p>
      <text:p text:style-name="P2"><text:span text:style-name="T39">Dictionary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1">Offset</text:span></text:p>
          </table:table-cell>
          <table:table-cell table:style-name="Table1.B1" office:value-type="string">
            <text:p text:style-name="P7"><text:span text:style-name="T31">Contents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32">+0</text:span></text:p>
          </table:table-cell>
          <table:table-cell table:style-name="Table1.B2" office:value-type="string">
            <text:p text:style-name="P7"><text:span text:style-name="T32">Offset to next entry, or 0 if end of table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32">+1</text:span></text:p>
          </table:table-cell>
          <table:table-cell table:style-name="Table1.B2" office:value-type="string">
            <text:p text:style-name="P7"><text:span text:style-name="T32">Page number where word i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32">+2</text:span></text:p>
          </table:table-cell>
          <table:table-cell table:style-name="Table1.B2" office:value-type="string">
            <text:p text:style-name="P7"><text:span text:style-name="T32">Low byte of word address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32">+3</text:span></text:p>
          </table:table-cell>
          <table:table-cell table:style-name="Table1.B2" office:value-type="string">
            <text:p text:style-name="P7"><text:span text:style-name="T32">High byte of word address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32">+4</text:span></text:p>
          </table:table-cell>
          <table:table-cell table:style-name="Table1.B2" office:value-type="string">
            <text:p text:style-name="P7"><text:span text:style-name="T32">Bits 0..5 length of name. Bit 6,7 are zero.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32">+5</text:span></text:p>
          </table:table-cell>
          <table:table-cell table:style-name="Table1.B2" office:value-type="string">
            <text:p text:style-name="P7"><text:span text:style-name="T32">First character of name (7 bit ASCII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9</meta:editing-cycles>
    <meta:creation-date>2018-11-20T12:38:00</meta:creation-date>
    <dc:date>2018-11-20T21:23:56.264519700</dc:date>
    <meta:editing-duration>PT18M44S</meta:editing-duration>
    <meta:generator>LibreOffice/6.1.3.2$Linux_X86_64 LibreOffice_project/10$Build-2</meta:generator>
    <meta:document-statistic meta:table-count="1" meta:image-count="0" meta:object-count="0" meta:page-count="3" meta:paragraph-count="40" meta:word-count="506" meta:character-count="2667" meta:non-whitespace-character-count="21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